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pple-system" svg:font-family="apple-system, BlinkMacSystemFont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00ac04" officeooo:paragraph-rsid="0000ac04"/>
    </style:style>
    <style:style style:name="P4" style:family="paragraph" style:parent-style-name="Text_20_body" style:list-style-name="L1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0149bd" officeooo:paragraph-rsid="000149bd"/>
    </style:style>
    <style:style style:name="P5" style:family="paragraph" style:parent-style-name="Text_20_body" style:list-style-name="L2">
      <style:paragraph-properties fo:margin-top="0cm" fo:margin-bottom="0.423cm" loext:contextual-spacing="false" fo:orphans="2" fo:widows="2"/>
      <style:text-properties officeooo:paragraph-rsid="0000ac04"/>
    </style:style>
    <style:style style:name="P6" style:family="paragraph" style:parent-style-name="Text_20_body">
      <style:paragraph-properties fo:margin-top="0cm" fo:margin-bottom="0.423cm" loext:contextual-spacing="false" fo:orphans="2" fo:widows="2"/>
      <style:text-properties officeooo:paragraph-rsid="0000ac04"/>
    </style:style>
    <style:style style:name="P7" style:family="paragraph" style:parent-style-name="Text_20_body">
      <style:paragraph-properties fo:margin-top="0cm" fo:margin-bottom="0.423cm" loext:contextual-spacing="false" fo:orphans="2" fo:widows="2"/>
      <style:text-properties officeooo:rsid="00045a2d" officeooo:paragraph-rsid="00045a2d"/>
    </style:style>
    <style:style style:name="P8" style:family="paragraph" style:parent-style-name="Text_20_body">
      <style:paragraph-properties fo:margin-top="0cm" fo:margin-bottom="0.423cm" loext:contextual-spacing="false" fo:orphans="2" fo:widows="2"/>
      <style:text-properties fo:font-weight="bold" officeooo:rsid="00045a2d" officeooo:paragraph-rsid="00045a2d" style:font-weight-asian="bold" style:font-weight-complex="bold"/>
    </style:style>
    <style:style style:name="P9" style:family="paragraph" style:parent-style-name="Text_20_body">
      <style:paragraph-properties fo:margin-top="0cm" fo:margin-bottom="0.423cm" loext:contextual-spacing="false" fo:orphans="2" fo:widows="2"/>
      <style:text-properties fo:font-weight="normal" officeooo:rsid="00045a2d" officeooo:paragraph-rsid="00045a2d" style:font-weight-asian="normal" style:font-weight-complex="normal"/>
    </style:style>
    <style:style style:name="P10" style:family="paragraph" style:parent-style-name="Text_20_body">
      <style:paragraph-properties fo:margin-top="0cm" fo:margin-bottom="0.423cm" loext:contextual-spacing="false" fo:orphans="2" fo:widows="2"/>
      <style:text-properties fo:font-weight="normal" officeooo:rsid="0005cba1" officeooo:paragraph-rsid="0005cba1" style:font-weight-asian="normal" style:font-weight-complex="normal"/>
    </style:style>
    <style:style style:name="P11" style:family="paragraph" style:parent-style-name="Standard">
      <style:text-properties officeooo:rsid="0000801e" officeooo:paragraph-rsid="0000801e"/>
    </style:style>
    <style:style style:name="P12" style:family="paragraph" style:parent-style-name="Standard">
      <style:text-properties fo:font-weight="bold" officeooo:rsid="0000801e" officeooo:paragraph-rsid="0000801e" style:font-weight-asian="bold" style:font-weight-complex="bold"/>
    </style:style>
    <style:style style:name="P1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608b4e" style:font-name="Consolas" fo:font-size="10.5pt" fo:font-weight="normal" fo:background-color="#1e1e1e"/>
    </style:style>
    <style:style style:name="P15" style:family="paragraph" style:parent-style-name="Standard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d4d4d4" style:font-name="Consolas" fo:font-size="10.5pt" fo:letter-spacing="normal" fo:font-style="normal" fo:font-weight="normal" fo:background-color="#1e1e1e"/>
    </style:style>
    <style:style style:name="T1" style:family="text">
      <style:text-properties officeooo:rsid="0000801e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font-variant="normal" fo:text-transform="none" fo:color="#24292e" style:font-name="apple-system" fo:font-size="10.5pt" fo:letter-spacing="normal" fo:font-style="normal"/>
    </style:style>
    <style:style style:name="T6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font-size="10.5pt" fo:letter-spacing="normal" fo:font-style="normal" fo:font-weight="normal" officeooo:rsid="0000ac04"/>
    </style:style>
    <style:style style:name="T8" style:family="text">
      <style:text-properties fo:font-variant="normal" fo:text-transform="none" fo:color="#24292e" style:font-name="apple-system" fo:font-size="10.5pt" fo:letter-spacing="normal" fo:font-style="normal" officeooo:rsid="0006e0b7"/>
    </style:style>
    <style:style style:name="T9" style:family="text">
      <style:text-properties officeooo:rsid="0002d2ad"/>
    </style:style>
    <style:style style:name="T10" style:family="text">
      <style:text-properties officeooo:rsid="000729b1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2">Type Script Çalıştırma, microsoft code editor.</text:p>
      <text:p text:style-name="P11"/>
      <text:list xml:id="list8880032359801154803" text:style-name="L1">
        <text:list-item>
          <text:p text:style-name="P2">Open folder containing above files in VSCode</text:p>
        </text:list-item>
        <text:list-item>
          <text:p text:style-name="P4">dizinin CLI’dan aç. “tsc --<text:span text:style-name="T9">i</text:span>nit” yaz.</text:p>
        </text:list-item>
        <text:list-item>
          <text:p text:style-name="P2">Press Ctrl+Shift+P</text:p>
        </text:list-item>
        <text:list-item>
          <text:p text:style-name="P2">Enter "configure"</text:p>
        </text:list-item>
        <text:list-item>
          <text:p text:style-name="P2">Select "Configure Task Runner"</text:p>
        </text:list-item>
        <text:list-item>
          <text:p text:style-name="P2">Select "Typescript – tsconfig.json" <text:span text:style-name="T1">yoksa other’ı seç.</text:span></text:p>
        </text:list-item>
      </text:list>
      <text:p text:style-name="P1"/>
      <text:p text:style-name="P15">{</text:p>
      <text:p text:style-name="P14">// See https://go.microsoft.com/fwlink/?LinkId=733558</text:p>
      <text:p text:style-name="P14">// for the documentation about the tasks.json format</text:p>
      <text:p text:style-name="P13"><text:span text:style-name="T2">"version"</text:span>: <text:span text:style-name="T3">"2.0.0"</text:span>,</text:p>
      <text:p text:style-name="P13"><text:span text:style-name="T2">"command"</text:span>: <text:span text:style-name="T3">"tsc"</text:span>,</text:p>
      <text:p text:style-name="P13"><text:span text:style-name="T2">"isShellCommand"</text:span> : <text:span text:style-name="T4">true</text:span>,</text:p>
      <text:p text:style-name="P13"><text:span text:style-name="T2">"args"</text:span> : [<text:span text:style-name="T3">"-w"</text:span>,<text:span text:style-name="T3">"-p"</text:span>,<text:span text:style-name="T3">"."</text:span>],</text:p>
      <text:p text:style-name="P13"><text:span text:style-name="T2">"showOutput"</text:span> : <text:span text:style-name="T3">"silent"</text:span>,</text:p>
      <text:p text:style-name="P13"><text:span text:style-name="T2">"isWatching"</text:span> : <text:span text:style-name="T4">true</text:span>,</text:p>
      <text:p text:style-name="P13"><text:span text:style-name="T2">"problemMatcher"</text:span> : <text:span text:style-name="T3">"$tsc-watch"</text:span></text:p>
      <text:p text:style-name="P13">}</text:p>
      <text:p text:style-name="P1"/>
      <text:p text:style-name="P3"><text:s/>tasks.json’a <text:span text:style-name="T10">configurasyonu.</text:span></text:p>
      <text:list xml:id="list2149644332577605594" text:style-name="L2">
        <text:list-header>
          <text:p text:style-name="P5"><text:span text:style-name="T6"/></text:p>
          <text:p text:style-name="P5"><text:span text:style-name="T7">6. <text:s/></text:span><text:span text:style-name="T6">Press Ctrl+Shift+B</text:span></text:p>
        </text:list-header>
      </text:list>
      <text:p text:style-name="P6"><text:span text:style-name="T6"/></text:p>
      <text:p text:style-name="P8"><text:span text:style-name="T5">Debugger for chrome indirme ve çalıştırma.</text:span></text:p>
      <text:p text:style-name="P9"><text:span text:style-name="T5">Extension’a girip “debugger for chrome yaz” ve indir</text:span></text:p>
      <text:p text:style-name="P9"><text:span text:style-name="T5">Debug sekmesine bas (soldaki böcek) ve launch program’a tıklayıp “add config.” de.</text:span></text:p>
      <text:p text:style-name="P10"><text:span text:style-name="T5">Url kısmını web server’da o dosayı çağırdığın dizini ver.</text:span></text:p>
      <text:p text:style-name="P10"><text:span text:style-name="T5">Kolay yolu debug’da terminale basıp terminal ekranında “http-server” yazıp bulunduğun dizini localhost’ a ata ve verdiği url’i yaz.</text:span></text:p>
      <text:p text:style-name="P10"><text:soft-page-break/><text:span text:style-name="T5">Yeni bir shell açıp tsc yazıp yeni session başlat. </text:span><text:span text:style-name="T8">Ready to go.</text:span></text:p>
      <text:p text:style-name="P7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pple-system" svg:font-family="apple-system, BlinkMacSystemFont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4:56:48.890000000</meta:creation-date>
    <dc:date>2017-08-02T17:07:23.242000000</dc:date>
    <meta:editing-duration>PT1H8M54S</meta:editing-duration>
    <meta:editing-cycles>7</meta:editing-cycles>
    <meta:generator>LibreOffice/5.2.7.2$Windows_x86 LibreOffice_project/2b7f1e640c46ceb28adf43ee075a6e8b8439ed10</meta:generator>
    <meta:document-statistic meta:table-count="0" meta:image-count="0" meta:object-count="0" meta:page-count="2" meta:paragraph-count="26" meta:word-count="142" meta:character-count="1003" meta:non-whitespace-character-count="891"/>
  </office:meta>
</office:document-meta>
</file>